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in" table:align="center"/>
    </style:style>
    <style:style style:name="Table1.A" style:family="table-column">
      <style:table-column-properties style:column-width="1.6667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5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style:font-name="Arial Black" fo:font-size="20pt" fo:font-weight="normal" officeooo:rsid="00108ca7" officeooo:paragraph-rsid="00108ca7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Arial Black" fo:font-size="11pt" fo:font-weight="normal" officeooo:rsid="00108ca7" officeooo:paragraph-rsid="00108ca7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 Black" fo:font-size="11pt" fo:font-weight="normal" officeooo:rsid="00108ca7" officeooo:paragraph-rsid="0012c03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 Black" fo:font-size="11pt" fo:font-weight="normal" officeooo:rsid="0011ba77" officeooo:paragraph-rsid="00108ca7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 Black" fo:font-size="11pt" fo:font-weight="normal" officeooo:rsid="0013fe12" officeooo:paragraph-rsid="0013fe12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 Black" fo:font-size="14pt" fo:font-weight="normal" officeooo:rsid="00108ca7" officeooo:paragraph-rsid="00108ca7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 Black" fo:font-size="14pt" fo:font-weight="normal" officeooo:rsid="0011ba77" officeooo:paragraph-rsid="0011ba77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 Black" fo:font-size="14pt" fo:font-weight="normal" officeooo:rsid="0011ba77" officeooo:paragraph-rsid="00108ca7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 Black" fo:font-size="14pt" fo:font-weight="normal" officeooo:rsid="0012c032" officeooo:paragraph-rsid="0012c032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 Black" fo:font-size="14pt" fo:font-weight="normal" officeooo:rsid="0013fe12" officeooo:paragraph-rsid="0014e979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 Black" fo:font-size="14pt" fo:font-weight="normal" officeooo:rsid="0014e979" officeooo:paragraph-rsid="0014e979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108ca7" officeooo:paragraph-rsid="0011ba77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1pt" fo:font-weight="normal" officeooo:rsid="00108ca7" officeooo:paragraph-rsid="00108ca7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fo:font-weight="normal" officeooo:rsid="00108ca7" officeooo:paragraph-rsid="0011ba77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rsid="00108ca7" officeooo:paragraph-rsid="0012c032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normal" officeooo:rsid="0012c032" officeooo:paragraph-rsid="0012c032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font-weight="normal" officeooo:rsid="0012c032" officeooo:paragraph-rsid="0013fe12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fo:font-weight="normal" officeooo:rsid="0013fe12" officeooo:paragraph-rsid="0013fe12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font-weight="normal" officeooo:rsid="0014e979" officeooo:paragraph-rsid="0014e979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Courier New" fo:font-size="11pt" fo:font-weight="normal" officeooo:rsid="00108ca7" officeooo:paragraph-rsid="0011ba77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Courier New" fo:font-size="11pt" fo:font-weight="normal" officeooo:rsid="0011ba77" officeooo:paragraph-rsid="0012c03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 New" fo:font-size="11pt" fo:font-weight="normal" officeooo:rsid="00108ca7" officeooo:paragraph-rsid="00108ca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Courier New" fo:font-size="11pt" fo:font-weight="normal" officeooo:rsid="00108ca7" officeooo:paragraph-rsid="0011ba7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Courier New" fo:font-size="11pt" fo:font-weight="normal" officeooo:rsid="0012c032" officeooo:paragraph-rsid="0012c03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Courier New" fo:font-size="11pt" fo:font-weight="normal" officeooo:rsid="0013fe12" officeooo:paragraph-rsid="0013fe12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Arial" fo:font-size="11pt" fo:font-weight="normal" officeooo:rsid="00108ca7" officeooo:paragraph-rsid="0012c032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bold" officeooo:rsid="0012c032" officeooo:paragraph-rsid="0012c032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bold" officeooo:rsid="0013fe12" officeooo:paragraph-rsid="0013fe1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officeooo:rsid="0012c032" officeooo:paragraph-rsid="0012c03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13fe12" officeooo:paragraph-rsid="0013fe12" style:font-size-asian="11pt" style:font-size-complex="11pt"/>
    </style:style>
    <style:style style:name="P31" style:family="paragraph" style:parent-style-name="Standard" style:list-style-name="L1">
      <style:text-properties style:font-name="Arial" fo:font-size="11pt" fo:font-weight="normal" officeooo:rsid="0013fe12" officeooo:paragraph-rsid="0013fe12" style:font-size-asian="11pt" style:font-weight-asian="normal" style:font-size-complex="11pt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11ba77"/>
    </style:style>
    <style:style style:name="T3" style:family="text">
      <style:text-properties officeooo:rsid="0011ba77"/>
    </style:style>
    <style:style style:name="T4" style:family="text">
      <style:text-properties officeooo:rsid="0012c03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3fe12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e979" style:font-style-asian="normal" style:font-style-complex="normal"/>
    </style:style>
    <style:style style:name="T11" style:family="text">
      <style:text-properties fo:font-style="normal" officeooo:rsid="0016f53a" style:font-style-asian="normal" style:font-style-complex="normal"/>
    </style:style>
    <style:style style:name="T12" style:family="text">
      <style:text-properties officeooo:rsid="0013fe12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1ba77" style:font-size-asian="11pt" style:font-size-complex="11pt"/>
    </style:style>
    <style:style style:name="T15" style:family="text">
      <style:text-properties officeooo:rsid="0014e979"/>
    </style:style>
    <style:style style:name="T16" style:family="text">
      <style:text-properties style:font-name="Arial1" fo:font-style="normal" style:font-style-asian="normal" style:font-style-complex="normal"/>
    </style:style>
    <style:style style:name="T17" style:family="text">
      <style:text-properties officeooo:rsid="0019377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vd_gen <text:span text:style-name="T17">User Manual</text:span></text:p>
      <text:p text:style-name="P2"/>
      <text:p text:style-name="P6"><text:span text:style-name="T3">Background I</text:span>nformation</text:p>
      <text:p text:style-name="P13"/>
      <text:p text:style-name="P13">rvd_gen is a command line tool that can be used to generate a designer TAL effector RVD sequence from a given nucleotide sequence. It is written in C, so it should run on any modern UNIX-like operating system, and has been tested on Elementary OS (Linux kernel 4.4.0-66-generic) and FreeBSD (11.0-RELEASE-p1 GENERIC). <text:span text:style-name="T3">rvd_gen is Copyright (c) 2017, Stephen P. Cohen and is protected under a permissive 3-clause license (see below).</text:span></text:p>
      <text:p text:style-name="P2"/>
      <text:p text:style-name="P7">Installation Instructions</text:p>
      <text:p text:style-name="P14"/>
      <text:p text:style-name="P14">rvd_gen can be cloned directly from github for free using the git command line tool. Most modern package systems have ports of git. <text:span text:style-name="T3">For example, under Debian-based distributions, the package manager apt-get or apt can be used like so:</text:span></text:p>
      <text:p text:style-name="P14"/>
      <text:p text:style-name="P23">$ <text:span text:style-name="T3">sudo apt-get install git</text:span></text:p>
      <text:p text:style-name="P20"/>
      <text:p text:style-name="P12"><text:span text:style-name="T14">S</text:span><text:span text:style-name="T13">ee </text:span><text:span text:style-name="T14">your </text:span><text:span text:style-name="T13">operating system documentation for more information on how to install </text:span><text:span text:style-name="T14">packages. If git is not available as a package, </text:span><text:span text:style-name="T13">git can be downloaded </text:span><text:span text:style-name="T14">from the developers at</text:span><text:span text:style-name="T13"> </text:span><text:a xlink:type="simple" xlink:href="https://git-scm.com/downloads" text:style-name="Internet_20_link" text:visited-style-name="Visited_20_Internet_20_Link"><text:span text:style-name="T13">https://git-scm.com/downloads</text:span></text:a></text:p>
      <text:p text:style-name="P13"/>
      <text:p text:style-name="P13">To install rvd_gen, simply use the git tool to clone the distribution, then use make to compile, <text:span text:style-name="T4">like so (user input in bold)</text:span>:</text:p>
      <text:p text:style-name="P13"/>
      <text:p text:style-name="P22"><text:span text:style-name="T3">~</text:span>$ <text:span text:style-name="T5">git clone https://github.com/stephen-cohen/rvd_gen</text:span></text:p>
      <text:p text:style-name="P22">Cloning into 'rvd_gen'...</text:p>
      <text:p text:style-name="P22">remote: Counting objects: 13, done.</text:p>
      <text:p text:style-name="P22">remote: Compressing objects: 100% (9/9), done.</text:p>
      <text:p text:style-name="P22">remote: Total 13 (delta 5), reused 11 (delta 3), pack-reused 0</text:p>
      <text:p text:style-name="P22">Unpacking objects: 100% (13/13), done.</text:p>
      <text:p text:style-name="P22">Checking connectivity... done.</text:p>
      <text:p text:style-name="P22"><text:span text:style-name="T3">~</text:span>$ <text:span text:style-name="T5">cd rvd_gen</text:span></text:p>
      <text:p text:style-name="P22"><text:span text:style-name="T3">~/rvd_gen</text:span>$ <text:span text:style-name="T5">make</text:span></text:p>
      <text:p text:style-name="P22">cc -O3 -Wall -o rvd_gen rvd_gen.c</text:p>
      <text:p text:style-name="P22"/>
      <text:p text:style-name="P14">The binary file is <text:span text:style-name="T1">rvd_gen</text:span>, <text:span text:style-name="T3">w</text:span>hi<text:span text:style-name="T3">ch</text:span> can be run directly or copied to a bin folder for easy access <text:span text:style-name="T3">(e.g. </text:span><text:span text:style-name="T2">~/bin </text:span><text:span text:style-name="T3">for a single user).</text:span></text:p>
      <text:p text:style-name="P4"/>
      <text:p text:style-name="P8">Usage Instructions</text:p>
      <text:p text:style-name="P13"/>
      <text:p text:style-name="P13">To use rvd_gen, you must supply a nucleotide sequence. <text:span text:style-name="T3">The sequence can be supplied via the command line or as input (user input in bold):</text:span></text:p>
      <text:p text:style-name="P13"/>
      <text:p text:style-name="P24">~/rvd_gen$ <text:span text:style-name="T5">./rvd_gen ACGTACGTACGTACGT</text:span></text:p>
      <text:p text:style-name="P24">NI-HD-NK-NG-NI-HD-NK-NG-NI-HD-NK-NG-NI-HD-NK-NG</text:p>
      <text:p text:style-name="P24">~/rvd_gen$ <text:span text:style-name="T5">./rvd_gen </text:span></text:p>
      <text:p text:style-name="P24">Enter nucleotide sequence: <text:span text:style-name="T5">ACGTACGTACGTACGT</text:span></text:p>
      <text:p text:style-name="P24">NI-HD-NK-NG-NI-HD-NK-NG-NI-HD-NK-NG-NI-HD-NK-NG</text:p>
      <text:p text:style-name="P21"/>
      <text:p text:style-name="P15"><text:soft-page-break/>By default, the maximum sequence length allowed is <text:span text:style-name="T3">41. This limit can be raised by altering the source code (rvd_gen.c, line 41), but most available dTALE construction kits do not allow target sequences to be larger than ~30. There is no minimum input for the program.</text:span></text:p>
      <text:p text:style-name="P3"/>
      <text:p text:style-name="P9">About the Program</text:p>
      <text:p text:style-name="P16"/>
      <text:p text:style-name="P16">This program generates an optimal TAL effector RVD sequence given a nucleotide sequence. It uses the following RVDs for DNA-binding, <text:span text:style-name="T15">which are available in modules from the dTALE construction kit made available by </text:span>Cermak <text:span text:style-name="T7">et al. </text:span><text:span text:style-name="T11">(2011)</text:span><text:span text:style-name="T6">1</text:span>:</text:p>
      <text:p text:style-name="P1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7">Nucleotide</text:p>
          </table:table-cell>
          <table:table-cell table:style-name="Table1.A1" office:value-type="string">
            <text:p text:style-name="P27">RVD</text:p>
          </table:table-cell>
          <table:table-cell table:style-name="Table1.A1" office:value-type="string">
            <text:p text:style-name="P28">Strength<text:span text:style-name="T6">2</text:span></text:p>
          </table:table-cell>
        </table:table-row>
        <table:table-row>
          <table:table-cell table:style-name="Table1.A2" office:value-type="string">
            <text:p text:style-name="P29">A</text:p>
          </table:table-cell>
          <table:table-cell table:style-name="Table1.A2" office:value-type="string">
            <text:p text:style-name="P29">NI</text:p>
          </table:table-cell>
          <table:table-cell table:style-name="Table1.A2" office:value-type="string">
            <text:p text:style-name="P30">weak</text:p>
          </table:table-cell>
        </table:table-row>
        <table:table-row>
          <table:table-cell table:style-name="Table1.A2" office:value-type="string">
            <text:p text:style-name="P29">C</text:p>
          </table:table-cell>
          <table:table-cell table:style-name="Table1.A2" office:value-type="string">
            <text:p text:style-name="P29">HD</text:p>
          </table:table-cell>
          <table:table-cell table:style-name="Table1.A2" office:value-type="string">
            <text:p text:style-name="P30">strong</text:p>
          </table:table-cell>
        </table:table-row>
        <table:table-row>
          <table:table-cell table:style-name="Table1.A2" office:value-type="string">
            <text:p text:style-name="P29">G</text:p>
          </table:table-cell>
          <table:table-cell table:style-name="Table1.A2" office:value-type="string">
            <text:p text:style-name="P29">NK</text:p>
          </table:table-cell>
          <table:table-cell table:style-name="Table1.A2" office:value-type="string">
            <text:p text:style-name="P30">weak</text:p>
          </table:table-cell>
        </table:table-row>
        <table:table-row>
          <table:table-cell table:style-name="Table1.A5" office:value-type="string">
            <text:p text:style-name="P29">T</text:p>
          </table:table-cell>
          <table:table-cell table:style-name="Table1.A5" office:value-type="string">
            <text:p text:style-name="P29">NG</text:p>
          </table:table-cell>
          <table:table-cell table:style-name="Table1.A5" office:value-type="string">
            <text:p text:style-name="P30">weak</text:p>
          </table:table-cell>
        </table:table-row>
      </table:table>
      <text:p text:style-name="P15"/>
      <text:p text:style-name="P16">In the case of sequences that would lead to stretches of 5 or more weak RVDs, the program uses NN for binding to A or G to break up the weak stretches, based on <text:span text:style-name="T15">recommendations from Streubel </text:span><text:span text:style-name="T8">et al. </text:span><text:span text:style-name="T10">(2012)</text:span><text:span text:style-name="T6">2</text:span>. <text:span text:style-name="T12">The </text:span>rvd_gen logic differs slightly from the<text:span text:style-name="T12">se</text:span> <text:span text:style-name="T9">recommendations, which recommend that stretches of </text:span>6 or more consecutive weak RVDs <text:span text:style-name="T12">should be avoided. This limit can be altered in the source code (rvd_gen.c, line 117), and future versions may allow for command line arguments for user options. Input sequences with stretches of 5 or more Ts can not be strengthened and should be avoided.</text:span></text:p>
      <text:p text:style-name="P17"/>
      <text:p text:style-name="P18">A user may force usage of the RVD NN by using the nucleotide symbol R:</text:p>
      <text:p text:style-name="P18"/>
      <text:p text:style-name="P25">rvd_gen$ <text:span text:style-name="T5">./rvd_gen ACGTACRTACGTACGT</text:span></text:p>
      <text:p text:style-name="P25">NI-HD-NK-NG-NI-HD-NN-NG-NI-HD-NK-NG-NI-HD-NK-NG</text:p>
      <text:p text:style-name="P26"/>
      <text:p text:style-name="P11">References</text:p>
      <text:p text:style-name="P19"/>
      <text:p text:style-name="P19">1. Cermak T, Doyle EL, Christian M, Wang L, Zhang Y, Schmidt C, Baller JA, Somia NV, Bogdanove AJ, Voytas DF<text:span text:style-name="T7">.</text:span><text:span text:style-name="T9"> Nucleic Acids Res. 2011; 39(12):e82.</text:span></text:p>
      <text:p text:style-name="P19"><text:span text:style-name="T9">2. Streubel J, Bl</text:span><text:span text:style-name="T16">ü</text:span><text:span text:style-name="T9">cher C, Landgraf A, Boch J.</text:span><text:span text:style-name="T7"> </text:span><text:span text:style-name="T9">Nat Biotechnol. 2012;30:593-595.</text:span></text:p>
      <text:p text:style-name="P10"/>
      <text:p text:style-name="P10">Software License</text:p>
      <text:p text:style-name="P5"/>
      <text:p text:style-name="P18">Copyright (c) 2017, Stephen P. Cohen</text:p>
      <text:p text:style-name="P18">All rights reserved.</text:p>
      <text:p text:style-name="P18"/>
      <text:p text:style-name="P18">Redistribution and use in source and binary forms, with or without modification, are permitted provided that the following conditions are met:</text:p>
      <text:p text:style-name="P18"/>
      <text:list xml:id="list7095799351993203533" text:style-name="L1">
        <text:list-item>
          <text:p text:style-name="P31">Redistributions of source code must retain the above copyright notice, this list of conditions and the following disclaimer.</text:p>
        </text:list-item>
        <text:list-item>
          <text:p text:style-name="P31">Redistributions in binary form must reproduce the above copyright notice, this list of conditions and the following disclaimer in the documentation and/or other materials provided with the distribution.</text:p>
        </text:list-item>
        <text:list-item>
          <text:p text:style-name="P31"><text:soft-page-break/>Neither the name of nor the names of its contributors may be used endorse or promote products derived from this software without specific prior written permission.</text:p>
        </text:list-item>
      </text:list>
      <text:p text:style-name="P18"/>
      <text:p text:style-name="P18">THIS SOFTWARE IS PROVIDED BY THE COPYRIGHT HOLDERS AND CONTRIBUTORS "AS IS"</text:p>
      <text:p text:style-name="P18">AND ANY EXPRESS OR IMPLIED WARRANTIES, INCLUDING, BUT NOT LIMITED TO, THE</text:p>
      <text:p text:style-name="P18">IMPLIED WARRANTIES OF MERCHANTABILITY AND FITNESS FOR A PARTICULAR PURPOSE</text:p>
      <text:p text:style-name="P18">ARE DISCLAIMED. IN NO EVENT SHALL THE COPYRIGHT OWNER OR CONTRIBUTORS BE</text:p>
      <text:p text:style-name="P18">LIABLE FOR ANY DIRECT, INDIRECT, INCIDENTAL, SPECIAL, EXEMPLARY, OR</text:p>
      <text:p text:style-name="P18">CONSEQUENTIAL DAMAGES (INCLUDING, BUT NOT LIMITED TO, PROCUREMENT OF</text:p>
      <text:p text:style-name="P18">SUBSTITUTE GOODS OR SERVICES; LOSS OF USE, DATA, OR PROFITS; OR BUSINESS</text:p>
      <text:p text:style-name="P18">INTERRUPTION) HOWEVER CAUSED AND ON ANY THEORY OF LIABILITY, WHETHER IN</text:p>
      <text:p text:style-name="P18">CONTRACT, STRICT LIABILITY, OR TORT (INCLUDING NEGLIGENCE OR OTHERWISE)</text:p>
      <text:p text:style-name="P18">ARISING IN ANY WAY OUT OF THE USE OF THIS SOFTWARE, EVEN IF ADVISED OF THE</text:p>
      <text:p text:style-name="P18">POSSIBILITY OF SUCH DA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34:08.083868000</meta:creation-date>
    <dc:date>2017-08-11T15:38:06.889833534</dc:date>
    <meta:editing-duration>PT4M14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3" meta:paragraph-count="69" meta:word-count="770" meta:character-count="4912" meta:non-whitespace-character-count="4213"/>
  </office:meta>
</office:document-meta>
</file>